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ext-properties fo:font-weight="normal" style:font-weight-asian="normal" style:font-weight-complex="normal"/>
    </style:style>
    <style:style style:name="ce3" style:family="table-cell" style:parent-style-name="Default" style:data-style-name="N125"/>
    <style:style style:name="ce4" style:family="table-cell" style:parent-style-name="Default" style:data-style-name="N124"/>
    <style:style style:name="ce5" style:family="table-cell" style:parent-style-name="Default" style:data-style-name="N2"/>
    <style:style style:name="ce6" style:family="table-cell" style:parent-style-name="Default" style:data-style-name="N14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/>
          <table:table-cell table:style-name="Default" office:value-type="string" calcext:value-type="string">
            <text:p>Incident</text:p>
          </table:table-cell>
          <table:table-cell office:value-type="string" calcext:value-type="string">
            <text:p>20 cm steel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0000000" calcext:value-type="float">
            <text:p>1.00E+1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eam</text:p>
          </table:table-cell>
          <table:table-cell table:style-name="Default" office:value-type="string" calcext:value-type="string">
            <text:p>Counts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Avg Energ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rem6</text:p>
          </table:table-cell>
          <table:table-cell office:value-type="float" office:value="10633700" calcext:value-type="float">
            <text:p>1.06E+07</text:p>
          </table:table-cell>
          <table:table-cell table:style-name="ce1" table:formula="of:=[.B4]/[.B$2]" office:value-type="float" office:value="0.00106337" calcext:value-type="float">
            <text:p>1.06E-03</text:p>
          </table:table-cell>
          <table:table-cell table:style-name="ce1" table:formula="of:=[.C4]/[.C$4]" office:value-type="float" office:value="1" calcext:value-type="float">
            <text:p>1.00E+00</text:p>
          </table:table-cell>
          <table:table-cell table:style-name="ce5" office:value-type="float" office:value="3.49957" calcext:value-type="float">
            <text:p>3.50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1-5</text:p>
          </table:table-cell>
          <table:table-cell office:value-type="float" office:value="9447740" calcext:value-type="float">
            <text:p>9.45E+06</text:p>
          </table:table-cell>
          <table:table-cell table:style-name="ce1" table:formula="of:=[.B5]/[.B$2]/(0.977135-0.2121276)" office:value-type="float" office:value="0.00123498674653343" calcext:value-type="float">
            <text:p>1.23E-03</text:p>
          </table:table-cell>
          <table:table-cell table:style-name="ce1" table:formula="of:=[.C5]/[.C$4]" office:value-type="float" office:value="1.16138949428085" calcext:value-type="float">
            <text:p>1.16E+00</text:p>
          </table:table-cell>
          <table:table-cell table:style-name="ce5" office:value-type="float" office:value="3.27608" calcext:value-type="float">
            <text:p>3.28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rem9</text:p>
          </table:table-cell>
          <table:table-cell office:value-type="float" office:value="16497000" calcext:value-type="float">
            <text:p>1.65E+07</text:p>
          </table:table-cell>
          <table:table-cell table:style-name="ce1" table:formula="of:=[.B6]/[.B$2]" office:value-type="float" office:value="0.0016497" calcext:value-type="float">
            <text:p>1.65E-03</text:p>
          </table:table-cell>
          <table:table-cell table:style-name="ce1" table:formula="of:=[.C6]/[.C$4]" office:value-type="float" office:value="1.55138851011407" calcext:value-type="float">
            <text:p>1.55E+00</text:p>
          </table:table-cell>
          <table:table-cell table:style-name="ce5" office:value-type="float" office:value="4.545143" calcext:value-type="float">
            <text:p>4.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-9</text:p>
          </table:table-cell>
          <table:table-cell office:value-type="float" office:value="6267640" calcext:value-type="float">
            <text:p>6.27E+06</text:p>
          </table:table-cell>
          <table:table-cell table:style-name="ce1" table:formula="of:=[.B7]/[.B$2]/(1-0.916065)" office:value-type="float" office:value="0.00746725442306546" calcext:value-type="float">
            <text:p>7.47E-03</text:p>
          </table:table-cell>
          <table:table-cell table:style-name="ce1" table:formula="of:=[.C7]/[.C$4]" office:value-type="float" office:value="7.02225417593637" calcext:value-type="float">
            <text:p>7.02E+00</text:p>
          </table:table-cell>
          <table:table-cell table:style-name="ce5" office:value-type="float" office:value="6.39756" calcext:value-type="float">
            <text:p>6.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NR</text:p>
          </table:table-cell>
          <table:table-cell office:value-type="float" office:value="19620400" calcext:value-type="float">
            <text:p>1.96E+07</text:p>
          </table:table-cell>
          <table:table-cell table:style-name="ce1" table:formula="of:=[.B8]/[.B$2]" office:value-type="float" office:value="0.00196204" calcext:value-type="float">
            <text:p>1.96E-03</text:p>
          </table:table-cell>
          <table:table-cell table:style-name="ce1" table:formula="of:=[.C8]/[.C$4]" office:value-type="float" office:value="1.84511505872838" calcext:value-type="float">
            <text:p>1.85E+00</text:p>
          </table:table-cell>
          <table:table-cell table:style-name="ce5" office:value-type="float" office:value="6.05477" calcext:value-type="float">
            <text:p>6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NR 4</text:p>
          </table:table-cell>
          <table:table-cell office:value-type="float" office:value="13117400" calcext:value-type="float">
            <text:p>1.31E+07</text:p>
          </table:table-cell>
          <table:table-cell table:style-name="ce3" table:formula="of:=[.B9]/[.B$2]/(0.906344-0.60423)" office:value-type="float" office:value="0.00434187094937673" calcext:value-type="float">
            <text:p>4.3419E-03</text:p>
          </table:table-cell>
          <table:table-cell table:style-name="ce1" table:formula="of:=[.C9]/[.C$4]" office:value-type="float" office:value="4.08312341835554" calcext:value-type="float">
            <text:p>4.08E+00</text:p>
          </table:table-cell>
          <table:table-cell table:style-name="ce5" office:value-type="float" office:value="4.438" calcext:value-type="float">
            <text:p>4.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NR 15</text:p>
          </table:table-cell>
          <table:table-cell office:value-type="float" office:value="2300880" calcext:value-type="float">
            <text:p>2.30E+06</text:p>
          </table:table-cell>
          <table:table-cell table:style-name="ce1" table:formula="of:=[.B10]/[.B$2]/(1-0.954683)" office:value-type="float" office:value="0.00507729990952622" calcext:value-type="float">
            <text:p>5.08E-03</text:p>
          </table:table-cell>
          <table:table-cell table:style-name="ce1" table:formula="of:=[.C10]/[.C$4]" office:value-type="float" office:value="4.77472555133794" calcext:value-type="float">
            <text:p>4.77E+00</text:p>
          </table:table-cell>
          <table:table-cell table:style-name="ce5" office:value-type="float" office:value="15.1" calcext:value-type="float">
            <text:p>15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S3</text:p>
          </table:table-cell>
          <table:table-cell office:value-type="float" office:value="22040200" calcext:value-type="float">
            <text:p>2.20E+07</text:p>
          </table:table-cell>
          <table:table-cell table:style-name="ce1" table:formula="of:=[.B11]/[.B$2]" office:value-type="float" office:value="0.00220402" calcext:value-type="float">
            <text:p>2.20E-03</text:p>
          </table:table-cell>
          <table:table-cell table:style-name="ce1" table:formula="of:=[.C11]/[.C$4]" office:value-type="float" office:value="2.07267460996643" calcext:value-type="float">
            <text:p>2.07E+00</text:p>
          </table:table-cell>
          <table:table-cell table:style-name="ce5" office:value-type="float" office:value="3.01258" calcext:value-type="float">
            <text:p>3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S6</text:p>
          </table:table-cell>
          <table:table-cell office:value-type="float" office:value="52298600" calcext:value-type="float">
            <text:p>5.23E+07</text:p>
          </table:table-cell>
          <table:table-cell table:style-name="ce1" table:formula="of:=[.B12]/[.B$2]*20/19" office:value-type="float" office:value="0.00550511578947369" calcext:value-type="float">
            <text:p>5.51E-03</text:p>
          </table:table-cell>
          <table:table-cell table:style-name="ce1" table:formula="of:=[.C12]/[.C$4]" office:value-type="float" office:value="5.17704636154273" calcext:value-type="float">
            <text:p>5.18E+00</text:p>
          </table:table-cell>
          <table:table-cell table:style-name="ce5" office:value-type="float" office:value="6.00753" calcext:value-type="float">
            <text:p>6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S9</text:p>
          </table:table-cell>
          <table:table-cell office:value-type="float" office:value="59657800" calcext:value-type="float">
            <text:p>5.97E+07</text:p>
          </table:table-cell>
          <table:table-cell table:style-name="ce1" table:formula="of:=[.B13]/[.B$2]*20/19" office:value-type="float" office:value="0.00627976842105263" calcext:value-type="float">
            <text:p>6.28E-03</text:p>
          </table:table-cell>
          <table:table-cell table:style-name="ce1" table:formula="of:=[.C13]/[.C$4]" office:value-type="float" office:value="5.90553468788158" calcext:value-type="float">
            <text:p>5.91E+00</text:p>
          </table:table-cell>
          <table:table-cell table:style-name="ce5" office:value-type="float" office:value="8.99856" calcext:value-type="float">
            <text:p>9.00</text:p>
          </table:table-cell>
          <table:table-cell/>
          <table:table-cell table:style-name="ce6" table:formula="of:=[.C13]" office:value-type="float" office:value="0.00627976842105263" calcext:value-type="float">
            <text:p>6.27977E-03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Incident</text:p>
          </table:table-cell>
          <table:table-cell office:value-type="string" calcext:value-type="string">
            <text:p>40 cm steel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0000000" calcext:value-type="float">
            <text:p>1.00E+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am</text:p>
          </table:table-cell>
          <table:table-cell table:style-name="Default" office:value-type="string" calcext:value-type="string">
            <text:p>Counts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Avg Energ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rem6</text:p>
          </table:table-cell>
          <table:table-cell office:value-type="float" office:value="41358" calcext:value-type="float">
            <text:p>4.14E+04</text:p>
          </table:table-cell>
          <table:table-cell table:style-name="ce1" table:formula="of:=[.B18]/[.B$2]" office:value-type="float" office:value="0.0000041358" calcext:value-type="float">
            <text:p>4.14E-06</text:p>
          </table:table-cell>
          <table:table-cell table:style-name="ce1" table:formula="of:=[.C18]/[.C$18]" office:value-type="float" office:value="1" calcext:value-type="float">
            <text:p>1.00E+00</text:p>
          </table:table-cell>
          <table:table-cell table:style-name="ce5" office:value-type="float" office:value="4.08054" calcext:value-type="float">
            <text:p>4.0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5</text:p>
          </table:table-cell>
          <table:table-cell office:value-type="float" office:value="33205" calcext:value-type="float">
            <text:p>3.32E+04</text:p>
          </table:table-cell>
          <table:table-cell table:style-name="ce1" table:formula="of:=[.B19]/[.B$2]/(0.977135-0.2121276)" office:value-type="float" office:value="0.00000434048088946591" calcext:value-type="float">
            <text:p>4.34E-06</text:p>
          </table:table-cell>
          <table:table-cell table:style-name="ce1" table:formula="of:=[.C19]/[.C$18]" office:value-type="float" office:value="1.04949003565596" calcext:value-type="float">
            <text:p>1.05E+00</text:p>
          </table:table-cell>
          <table:table-cell table:style-name="ce5" office:value-type="float" office:value="3.76018" calcext:value-type="float">
            <text:p>3.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m9</text:p>
          </table:table-cell>
          <table:table-cell office:value-type="float" office:value="86500" calcext:value-type="float">
            <text:p>8.65E+04</text:p>
          </table:table-cell>
          <table:table-cell table:style-name="ce1" table:formula="of:=[.B20]/[.B$2]" office:value-type="float" office:value="0.00000865" calcext:value-type="float">
            <text:p>8.65E-06</text:p>
          </table:table-cell>
          <table:table-cell table:style-name="ce1" table:formula="of:=[.C20]/[.C$18]" office:value-type="float" office:value="2.09149378596644" calcext:value-type="float">
            <text:p>2.09E+00</text:p>
          </table:table-cell>
          <table:table-cell table:style-name="ce5" office:value-type="float" office:value="5.29703" calcext:value-type="float">
            <text:p>5.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-9</text:p>
          </table:table-cell>
          <table:table-cell office:value-type="float" office:value="47761" calcext:value-type="float">
            <text:p>4.78E+04</text:p>
          </table:table-cell>
          <table:table-cell table:style-name="ce1" table:formula="of:=[.B21]/[.B$2]/(1-0.916065)" office:value-type="float" office:value="0.0000569023649252397" calcext:value-type="float">
            <text:p>5.69E-05</text:p>
          </table:table-cell>
          <table:table-cell table:style-name="ce4" table:formula="of:=[.C21]/[.C$18]" office:value-type="float" office:value="13.7584904795299" calcext:value-type="float">
            <text:p>1.376E+01</text:p>
          </table:table-cell>
          <table:table-cell table:style-name="ce5" office:value-type="float" office:value="6.47014" calcext:value-type="float">
            <text:p>6.47</text:p>
          </table:table-cell>
          <table:table-cell table:number-columns-repeated="3"/>
          <table:table-cell table:formula="of:=(3+[.E34]*9)/(1+[.E34])" office:value-type="float" office:value="5.96704921732919" calcext:value-type="float">
            <text:p>5.9670492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R</text:p>
          </table:table-cell>
          <table:table-cell office:value-type="float" office:value="115475" calcext:value-type="float">
            <text:p>1.15E+05</text:p>
          </table:table-cell>
          <table:table-cell table:style-name="ce1" table:formula="of:=[.B22]/[.B$2]" office:value-type="float" office:value="0.0000115475" calcext:value-type="float">
            <text:p>1.15E-05</text:p>
          </table:table-cell>
          <table:table-cell table:style-name="ce1" table:formula="of:=[.C22]/[.C$18]" office:value-type="float" office:value="2.79208375646791" calcext:value-type="float">
            <text:p>2.79E+00</text:p>
          </table:table-cell>
          <table:table-cell table:style-name="ce5" office:value-type="float" office:value="6.54227" calcext:value-type="float">
            <text:p>6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NR 4</text:p>
          </table:table-cell>
          <table:table-cell office:value-type="float" office:value="74619" calcext:value-type="float">
            <text:p>7.46E+04</text:p>
          </table:table-cell>
          <table:table-cell table:style-name="ce1" table:formula="of:=[.B23]/[.B$2]/(0.906344-0.60423)" office:value-type="float" office:value="0.0000246989546992195" calcext:value-type="float">
            <text:p>2.47E-05</text:p>
          </table:table-cell>
          <table:table-cell table:style-name="ce1" table:formula="of:=[.C23]/[.C$18]" office:value-type="float" office:value="5.97198962696927" calcext:value-type="float">
            <text:p>5.97E+00</text:p>
          </table:table-cell>
          <table:table-cell table:style-name="ce5" office:value-type="float" office:value="4.438" calcext:value-type="float">
            <text:p>4.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NR 15</text:p>
          </table:table-cell>
          <table:table-cell office:value-type="float" office:value="14902" calcext:value-type="float">
            <text:p>1.49E+04</text:p>
          </table:table-cell>
          <table:table-cell table:style-name="ce1" table:formula="of:=[.B24]/[.B$2]/(1-0.954683)" office:value-type="float" office:value="0.0000328839067016792" calcext:value-type="float">
            <text:p>3.29E-05</text:p>
          </table:table-cell>
          <table:table-cell table:style-name="ce1" table:formula="of:=[.C24]/[.C$18]" office:value-type="float" office:value="7.95103890460836" calcext:value-type="float">
            <text:p>7.95E+00</text:p>
          </table:table-cell>
          <table:table-cell table:style-name="ce5" office:value-type="float" office:value="15.101" calcext:value-type="float">
            <text:p>15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S3</text:p>
          </table:table-cell>
          <table:table-cell office:value-type="float" office:value="65980" calcext:value-type="float">
            <text:p>6.60E+04</text:p>
          </table:table-cell>
          <table:table-cell table:style-name="ce1" table:formula="of:=[.B25]/[.B$2]" office:value-type="float" office:value="0.000006598" calcext:value-type="float">
            <text:p>6.60E-06</text:p>
          </table:table-cell>
          <table:table-cell table:style-name="ce1" table:formula="of:=[.C25]/[.C$18]" office:value-type="float" office:value="1.59533826587359" calcext:value-type="float">
            <text:p>1.60E+00</text:p>
          </table:table-cell>
          <table:table-cell table:style-name="ce5" office:value-type="float" office:value="3.02343" calcext:value-type="float">
            <text:p>3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S6</text:p>
          </table:table-cell>
          <table:table-cell office:value-type="float" office:value="390485" calcext:value-type="float">
            <text:p>3.90E+05</text:p>
          </table:table-cell>
          <table:table-cell table:style-name="ce1" table:formula="of:=[.B26]/[.B$2]" office:value-type="float" office:value="0.0000390485" calcext:value-type="float">
            <text:p>3.90E-05</text:p>
          </table:table-cell>
          <table:table-cell table:style-name="ce1" table:formula="of:=[.C26]/[.C$18]" office:value-type="float" office:value="9.44158324870642" calcext:value-type="float">
            <text:p>9.44E+00</text:p>
          </table:table-cell>
          <table:table-cell table:style-name="ce5" office:value-type="float" office:value="6.01401" calcext:value-type="float">
            <text:p>6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S9</text:p>
          </table:table-cell>
          <table:table-cell office:value-type="float" office:value="506854" calcext:value-type="float">
            <text:p>5.07E+05</text:p>
          </table:table-cell>
          <table:table-cell table:style-name="ce1" table:formula="of:=[.B27]/[.B$2]" office:value-type="float" office:value="0.0000506854" calcext:value-type="float">
            <text:p>5.07E-05</text:p>
          </table:table-cell>
          <table:table-cell table:style-name="ce1" table:formula="of:=[.C27]/[.C$18]" office:value-type="float" office:value="12.2552831374825" calcext:value-type="float">
            <text:p>1.23E+01</text:p>
          </table:table-cell>
          <table:table-cell table:style-name="ce5" office:value-type="float" office:value="8.99847" calcext:value-type="float">
            <text:p>9.00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djusted for 1:3 dose sharing in Brem and MPS</text:p>
          </table:table-cell>
          <table:table-cell table:style-name="Default"/>
          <table:table-cell table:number-columns-repeated="3"/>
          <table:table-cell office:value-type="string" calcext:value-type="string">
            <text:p>Scal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em</text:p>
          </table:table-cell>
          <table:table-cell table:style-name="Default" office:value-type="string" calcext:value-type="string">
            <text:p>Plate Dose</text:p>
          </table:table-cell>
          <table:table-cell table:number-columns-repeated="3"/>
          <table:table-cell office:value-type="string" calcext:value-type="string">
            <text:p>20 cm steel</text:p>
          </table:table-cell>
          <table:table-cell table:number-columns-repeated="2"/>
          <table:table-cell office:value-type="string" calcext:value-type="string">
            <text:p>40 cm steel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3x low</text:p>
          </table:table-cell>
          <table:table-cell office:value-type="string" calcext:value-type="string">
            <text:p>Scale for high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Relative</text:p>
          </table:table-cell>
        </table:table-row>
        <table:table-row table:style-name="ro1">
          <table:table-cell office:value-type="string" calcext:value-type="string">
            <text:p>Brem</text:p>
          </table:table-cell>
          <table:table-cell table:style-name="ce2" office:value-type="float" office:value="4.31099935917722E-015" calcext:value-type="float">
            <text:p>4.31E-15</text:p>
          </table:table-cell>
          <table:table-cell office:value-type="float" office:value="5.53404182753165E-015" calcext:value-type="float">
            <text:p>5.53404182753165E-15</text:p>
          </table:table-cell>
          <table:table-cell table:formula="of:=3*[.B33]" office:value-type="float" office:value="0.0000000000000129329980775317" calcext:value-type="float">
            <text:p>1.29329980775317E-14</text:p>
          </table:table-cell>
          <table:table-cell table:formula="of:=[.D33]/[.C33]" office:value-type="float" office:value="2.336989578429" calcext:value-type="float">
            <text:p>2.3369895784</text:p>
          </table:table-cell>
          <table:table-cell table:formula="of:=[.B4]+[.E33]*[.B6]" office:value-type="float" office:value="49187017.0753433" calcext:value-type="float">
            <text:p>49187017.0753433</text:p>
          </table:table-cell>
          <table:table-cell table:style-name="ce1" table:formula="of:=[.F33]/((1+[.$E33])*[.$B$2])" office:value-type="float" office:value="0.00147399372755907" calcext:value-type="float">
            <text:p>1.47E-03</text:p>
          </table:table-cell>
          <table:table-cell table:formula="of:=[.G33]/[.G$33]" office:value-type="float" office:value="1" calcext:value-type="float">
            <text:p>1</text:p>
          </table:table-cell>
          <table:table-cell table:formula="of:=[.B18]+[.E33]*[.B20]" office:value-type="float" office:value="243507.598534109" calcext:value-type="float">
            <text:p>243507.598534109</text:p>
          </table:table-cell>
          <table:table-cell table:style-name="ce1" table:formula="of:=[.I33]/((1+[.$E33])*[.$B$2])" office:value-type="float" office:value="0.0000072972238243773" calcext:value-type="float">
            <text:p>7.30E-06</text:p>
          </table:table-cell>
          <table:table-cell table:formula="of:=[.J33]/[.J$3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PS3</text:p>
          </table:table-cell>
          <table:table-cell table:style-name="ce2" office:value-type="float" office:value="6.71131174841772E-015" calcext:value-type="float">
            <text:p>6.71E-15</text:p>
          </table:table-cell>
          <table:table-cell office:value-type="float" office:value="0.000000000000020581133034019" calcext:value-type="float">
            <text:p>2.0581133034019E-14</text:p>
          </table:table-cell>
          <table:table-cell table:formula="of:=3*[.B34]" office:value-type="float" office:value="0.0000000000000201339352452532" calcext:value-type="float">
            <text:p>2.01339352452532E-14</text:p>
          </table:table-cell>
          <table:table-cell table:formula="of:=[.D34]/[.C34]" office:value-type="float" office:value="0.978271468921237" calcext:value-type="float">
            <text:p>0.9782714689</text:p>
          </table:table-cell>
          <table:table-cell table:formula="of:=[.B11]+[.E34]*[.B13]" office:value-type="float" office:value="80401723.6386094" calcext:value-type="float">
            <text:p>80401723.6386094</text:p>
          </table:table-cell>
          <table:table-cell table:style-name="ce1" table:formula="of:=[.F34]/((1+[.E34])*[.$B$2])" office:value-type="float" office:value="0.00406424117729671" calcext:value-type="float">
            <text:p>4.06E-03</text:p>
          </table:table-cell>
          <table:table-cell table:formula="of:=[.G34]/[.G$33]" office:value-type="float" office:value="2.75729882787702" calcext:value-type="float">
            <text:p>2.7572988279</text:p>
          </table:table-cell>
          <table:table-cell table:formula="of:=[.B25]+[.E34]*[.B27]" office:value-type="float" office:value="561820.807108605" calcext:value-type="float">
            <text:p>561820.807108605</text:p>
          </table:table-cell>
          <table:table-cell table:style-name="ce1" table:formula="of:=[.I34]/((1+[.$E34])*[.$B$2])" office:value-type="float" office:value="0.0000283995809440131" calcext:value-type="float">
            <text:p>2.84E-05</text:p>
          </table:table-cell>
          <table:table-cell table:formula="of:=[.J34]/[.J$33]" office:value-type="float" office:value="3.89183361063159" calcext:value-type="float">
            <text:p>3.8918336106</text:p>
          </table:table-cell>
        </table:table-row>
        <table:table-row table:style-name="ro1">
          <table:table-cell office:value-type="string" calcext:value-type="string">
            <text:p>LENR</text:p>
          </table:table-cell>
          <table:table-cell table:style-name="Default"/>
          <table:table-cell table:number-columns-repeated="4"/>
          <table:table-cell table:style-name="ce1" table:formula="of:=[.C8]" office:value-type="float" office:value="0.00196204" calcext:value-type="float">
            <text:p>1.96E-03</text:p>
          </table:table-cell>
          <table:table-cell table:formula="of:=[.G35]/[.G$33]" office:value-type="float" office:value="1.33110471456967" calcext:value-type="float">
            <text:p>1.3311047146</text:p>
          </table:table-cell>
          <table:table-cell/>
          <table:table-cell table:style-name="ce1" table:formula="of:=[.C22]" office:value-type="float" office:value="0.0000115475" calcext:value-type="float">
            <text:p>1.15E-05</text:p>
          </table:table-cell>
          <table:table-cell table:formula="of:=[.J35]/[.J$33]" office:value-type="float" office:value="1.58245111811209" calcext:value-type="float">
            <text:p>1.5824511181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Dose required to get 1000 photons to </text:p>
          </table:table-cell>
          <table:table-cell table:style-name="Default"/>
          <table:table-cell table:number-columns-repeated="9"/>
        </table:table-row>
        <table:table-row table:style-name="ro1" table:number-rows-repeated="6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2"/>
          <table:table-cell table:formula="of:=16731050*133/53000000" office:value-type="float" office:value="41.9854650943396" calcext:value-type="float">
            <text:p>41.985465094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3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4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5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6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37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9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0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1">
      <number:number number:decimal-places="11" loext:min-decimal-places="11" number:min-integer-digits="1"/>
    </number:number-style>
    <number:number-style style:name="N142">
      <number:number number:decimal-places="12" loext:min-decimal-places="12" number:min-integer-digits="1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0" loext:min-decimal-places="10" number:min-integer-digits="1"/>
    </number:number-style>
    <number:number-style style:name="N145">
      <number:number number:decimal-places="14" loext:min-decimal-places="14" number:min-integer-digits="1"/>
    </number:number-style>
    <number:number-style style:name="N146">
      <number:number number:decimal-places="15" loext:min-decimal-places="15" number:min-integer-digits="1"/>
    </number:number-style>
    <number:number-style style:name="N147">
      <number:number number:decimal-places="16" loext:min-decimal-places="16" number:min-integer-digits="1"/>
    </number:number-style>
    <number:number-style style:name="N148">
      <number:number number:decimal-places="17" loext:min-decimal-places="17" number:min-integer-digits="1"/>
    </number:number-style>
    <number:number-style style:name="N149">
      <number:number number:decimal-places="18" loext:min-decimal-places="18" number:min-integer-digits="1"/>
    </number:number-style>
    <number:number-style style:name="N150">
      <number:number number:decimal-places="19" loext:min-decimal-places="19" number:min-integer-digits="1"/>
    </number:number-style>
    <number:number-style style:name="N151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 style:data-style-name="N2" text:time-value="12:29:33.826805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7:10:48.149889208</meta:creation-date>
    <dc:date>2018-06-04T16:07:40.845225296</dc:date>
    <meta:editing-duration>P1DT3H23M5S</meta:editing-duration>
    <meta:editing-cycles>12</meta:editing-cycles>
    <meta:generator>LibreOffice/5.1.6.2$Linux_X86_64 LibreOffice_project/10m0$Build-2</meta:generator>
    <meta:document-statistic meta:table-count="1" meta:cell-count="163" meta:object-count="0"/>
  </office:meta>
</office:document-meta>
</file>